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7c316" officeooo:paragraph-rsid="0017c316"/>
    </style:style>
    <style:style style:name="P2" style:family="paragraph" style:parent-style-name="Subtitle">
      <style:text-properties officeooo:rsid="00352e7d" officeooo:paragraph-rsid="00352e7d"/>
    </style:style>
    <style:style style:name="P3" style:family="paragraph" style:parent-style-name="Subtitle">
      <style:text-properties officeooo:rsid="004f19f7" officeooo:paragraph-rsid="004f19f7"/>
    </style:style>
    <style:style style:name="P4" style:family="paragraph" style:parent-style-name="Subtitle">
      <style:text-properties officeooo:rsid="006a474a" officeooo:paragraph-rsid="006a474a"/>
    </style:style>
    <style:style style:name="P5" style:family="paragraph" style:parent-style-name="Text_20_body">
      <style:paragraph-properties fo:text-align="justify" style:justify-single-word="false"/>
      <style:text-properties officeooo:rsid="001a1549" officeooo:paragraph-rsid="001a1549"/>
    </style:style>
    <style:style style:name="P6" style:family="paragraph" style:parent-style-name="Text_20_body">
      <style:paragraph-properties fo:text-align="justify" style:justify-single-word="false"/>
      <style:text-properties officeooo:rsid="00370b6f" officeooo:paragraph-rsid="00370b6f"/>
    </style:style>
    <style:style style:name="P7" style:family="paragraph" style:parent-style-name="Text_20_body">
      <style:paragraph-properties fo:text-align="justify" style:justify-single-word="false"/>
      <style:text-properties officeooo:rsid="004298e5" officeooo:paragraph-rsid="004298e5"/>
    </style:style>
    <style:style style:name="P8" style:family="paragraph" style:parent-style-name="Text_20_body">
      <style:paragraph-properties fo:text-align="justify" style:justify-single-word="false"/>
      <style:text-properties officeooo:rsid="005049f9" officeooo:paragraph-rsid="005049f9"/>
    </style:style>
    <style:style style:name="P9" style:family="paragraph" style:parent-style-name="Text_20_body">
      <style:paragraph-properties fo:text-align="justify" style:justify-single-word="false"/>
      <style:text-properties officeooo:rsid="005a92a1" officeooo:paragraph-rsid="005a92a1"/>
    </style:style>
    <style:style style:name="P10" style:family="paragraph" style:parent-style-name="Text_20_body">
      <style:paragraph-properties fo:text-align="justify" style:justify-single-word="false"/>
      <style:text-properties officeooo:rsid="0062a6c6" officeooo:paragraph-rsid="0062a6c6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71a9b3" officeooo:paragraph-rsid="0071a9b3" style:font-style-asian="normal" style:font-style-complex="normal"/>
    </style:style>
    <style:style style:name="P12" style:family="paragraph" style:parent-style-name="Title">
      <style:text-properties officeooo:rsid="00164cba" officeooo:paragraph-rsid="00164c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fdec9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f97a" style:font-style-asian="normal" style:font-style-complex="normal"/>
    </style:style>
    <style:style style:name="T5" style:family="text">
      <style:text-properties fo:font-style="normal" officeooo:rsid="001a7e6b" style:font-style-asian="normal" style:font-style-complex="normal"/>
    </style:style>
    <style:style style:name="T6" style:family="text">
      <style:text-properties fo:font-style="normal" officeooo:rsid="001f4cc9" style:font-style-asian="normal" style:font-style-complex="normal"/>
    </style:style>
    <style:style style:name="T7" style:family="text">
      <style:text-properties fo:font-style="normal" officeooo:rsid="00209bc4" style:font-style-asian="normal" style:font-style-complex="normal"/>
    </style:style>
    <style:style style:name="T8" style:family="text">
      <style:text-properties fo:font-style="normal" officeooo:rsid="0021448a" style:font-style-asian="normal" style:font-style-complex="normal"/>
    </style:style>
    <style:style style:name="T9" style:family="text">
      <style:text-properties fo:font-style="normal" officeooo:rsid="00215c9d" style:font-style-asian="normal" style:font-style-complex="normal"/>
    </style:style>
    <style:style style:name="T10" style:family="text">
      <style:text-properties fo:font-style="normal" officeooo:rsid="00232ae5" style:font-style-asian="normal" style:font-style-complex="normal"/>
    </style:style>
    <style:style style:name="T11" style:family="text">
      <style:text-properties fo:font-style="normal" officeooo:rsid="00240ce2" style:font-style-asian="normal" style:font-style-complex="normal"/>
    </style:style>
    <style:style style:name="T12" style:family="text">
      <style:text-properties fo:font-style="normal" officeooo:rsid="00243644" style:font-style-asian="normal" style:font-style-complex="normal"/>
    </style:style>
    <style:style style:name="T13" style:family="text">
      <style:text-properties fo:font-style="normal" officeooo:rsid="00257b83" style:font-style-asian="normal" style:font-style-complex="normal"/>
    </style:style>
    <style:style style:name="T14" style:family="text">
      <style:text-properties fo:font-style="normal" officeooo:rsid="00270b50" style:font-style-asian="normal" style:font-style-complex="normal"/>
    </style:style>
    <style:style style:name="T15" style:family="text">
      <style:text-properties fo:font-style="normal" officeooo:rsid="0029b941" style:font-style-asian="normal" style:font-style-complex="normal"/>
    </style:style>
    <style:style style:name="T16" style:family="text">
      <style:text-properties fo:font-style="normal" officeooo:rsid="002cae95" style:font-style-asian="normal" style:font-style-complex="normal"/>
    </style:style>
    <style:style style:name="T17" style:family="text">
      <style:text-properties fo:font-style="normal" officeooo:rsid="002e3f19" style:font-style-asian="normal" style:font-style-complex="normal"/>
    </style:style>
    <style:style style:name="T18" style:family="text">
      <style:text-properties fo:font-style="normal" officeooo:rsid="002ff1f5" style:font-style-asian="normal" style:font-style-complex="normal"/>
    </style:style>
    <style:style style:name="T19" style:family="text">
      <style:text-properties fo:font-style="normal" officeooo:rsid="0031819d" style:font-style-asian="normal" style:font-style-complex="normal"/>
    </style:style>
    <style:style style:name="T20" style:family="text">
      <style:text-properties fo:font-style="normal" officeooo:rsid="003254df" style:font-style-asian="normal" style:font-style-complex="normal"/>
    </style:style>
    <style:style style:name="T21" style:family="text">
      <style:text-properties fo:font-style="normal" officeooo:rsid="0033ae47" style:font-style-asian="normal" style:font-style-complex="normal"/>
    </style:style>
    <style:style style:name="T22" style:family="text">
      <style:text-properties fo:font-style="normal" officeooo:rsid="004fdec9" style:font-style-asian="normal" style:font-style-complex="normal"/>
    </style:style>
    <style:style style:name="T23" style:family="text">
      <style:text-properties fo:font-style="normal" officeooo:rsid="00509a5b" style:font-style-asian="normal" style:font-style-complex="normal"/>
    </style:style>
    <style:style style:name="T24" style:family="text">
      <style:text-properties fo:font-style="normal" officeooo:rsid="0051cba3" style:font-style-asian="normal" style:font-style-complex="normal"/>
    </style:style>
    <style:style style:name="T25" style:family="text">
      <style:text-properties fo:font-style="normal" officeooo:rsid="0051dfa6" style:font-style-asian="normal" style:font-style-complex="normal"/>
    </style:style>
    <style:style style:name="T26" style:family="text">
      <style:text-properties fo:font-style="normal" officeooo:rsid="005319c2" style:font-style-asian="normal" style:font-style-complex="normal"/>
    </style:style>
    <style:style style:name="T27" style:family="text">
      <style:text-properties fo:font-style="normal" officeooo:rsid="0053a8c8" style:font-style-asian="normal" style:font-style-complex="normal"/>
    </style:style>
    <style:style style:name="T28" style:family="text">
      <style:text-properties fo:font-style="normal" officeooo:rsid="0054c88f" style:font-style-asian="normal" style:font-style-complex="normal"/>
    </style:style>
    <style:style style:name="T29" style:family="text">
      <style:text-properties fo:font-style="normal" officeooo:rsid="0056568a" style:font-style-asian="normal" style:font-style-complex="normal"/>
    </style:style>
    <style:style style:name="T30" style:family="text">
      <style:text-properties fo:font-style="normal" officeooo:rsid="00578ed9" style:font-style-asian="normal" style:font-style-complex="normal"/>
    </style:style>
    <style:style style:name="T31" style:family="text">
      <style:text-properties fo:font-style="normal" officeooo:rsid="0057eabd" style:font-style-asian="normal" style:font-style-complex="normal"/>
    </style:style>
    <style:style style:name="T32" style:family="text">
      <style:text-properties fo:font-style="normal" officeooo:rsid="005b5899" style:font-style-asian="normal" style:font-style-complex="normal"/>
    </style:style>
    <style:style style:name="T33" style:family="text">
      <style:text-properties fo:font-style="normal" officeooo:rsid="005d9f50" style:font-style-asian="normal" style:font-style-complex="normal"/>
    </style:style>
    <style:style style:name="T34" style:family="text">
      <style:text-properties fo:font-style="normal" officeooo:rsid="005ee57f" style:font-style-asian="normal" style:font-style-complex="normal"/>
    </style:style>
    <style:style style:name="T35" style:family="text">
      <style:text-properties fo:font-style="normal" officeooo:rsid="0061246b" style:font-style-asian="normal" style:font-style-complex="normal"/>
    </style:style>
    <style:style style:name="T36" style:family="text">
      <style:text-properties fo:font-style="normal" officeooo:rsid="0061c769" style:font-style-asian="normal" style:font-style-complex="normal"/>
    </style:style>
    <style:style style:name="T37" style:family="text">
      <style:text-properties fo:font-style="normal" officeooo:rsid="0062eacf" style:font-style-asian="normal" style:font-style-complex="normal"/>
    </style:style>
    <style:style style:name="T38" style:family="text">
      <style:text-properties fo:font-style="normal" officeooo:rsid="0063edc4" style:font-style-asian="normal" style:font-style-complex="normal"/>
    </style:style>
    <style:style style:name="T39" style:family="text">
      <style:text-properties fo:font-style="normal" officeooo:rsid="0064862a" style:font-style-asian="normal" style:font-style-complex="normal"/>
    </style:style>
    <style:style style:name="T40" style:family="text">
      <style:text-properties fo:font-style="normal" officeooo:rsid="006603f1" style:font-style-asian="normal" style:font-style-complex="normal"/>
    </style:style>
    <style:style style:name="T41" style:family="text">
      <style:text-properties fo:font-style="normal" officeooo:rsid="0067fd3b" style:font-style-asian="normal" style:font-style-complex="normal"/>
    </style:style>
    <style:style style:name="T42" style:family="text">
      <style:text-properties fo:font-style="normal" officeooo:rsid="0068a59f" style:font-style-asian="normal" style:font-style-complex="normal"/>
    </style:style>
    <style:style style:name="T43" style:family="text">
      <style:text-properties officeooo:rsid="0037fd53"/>
    </style:style>
    <style:style style:name="T44" style:family="text">
      <style:text-properties officeooo:rsid="0039c074"/>
    </style:style>
    <style:style style:name="T45" style:family="text">
      <style:text-properties officeooo:rsid="003a7cde"/>
    </style:style>
    <style:style style:name="T46" style:family="text">
      <style:text-properties officeooo:rsid="003bf831"/>
    </style:style>
    <style:style style:name="T47" style:family="text">
      <style:text-properties officeooo:rsid="003c7c7a"/>
    </style:style>
    <style:style style:name="T48" style:family="text">
      <style:text-properties officeooo:rsid="003e3766"/>
    </style:style>
    <style:style style:name="T49" style:family="text">
      <style:text-properties officeooo:rsid="003ff62f"/>
    </style:style>
    <style:style style:name="T50" style:family="text">
      <style:text-properties officeooo:rsid="00415e27"/>
    </style:style>
    <style:style style:name="T51" style:family="text">
      <style:text-properties officeooo:rsid="0043a024"/>
    </style:style>
    <style:style style:name="T52" style:family="text">
      <style:text-properties officeooo:rsid="0045e479"/>
    </style:style>
    <style:style style:name="T53" style:family="text">
      <style:text-properties officeooo:rsid="00464aa1"/>
    </style:style>
    <style:style style:name="T54" style:family="text">
      <style:text-properties officeooo:rsid="0046f71e"/>
    </style:style>
    <style:style style:name="T55" style:family="text">
      <style:text-properties officeooo:rsid="0048770a"/>
    </style:style>
    <style:style style:name="T56" style:family="text">
      <style:text-properties officeooo:rsid="0049c1b2"/>
    </style:style>
    <style:style style:name="T57" style:family="text">
      <style:text-properties officeooo:rsid="0072c01c"/>
    </style:style>
    <style:style style:name="T58" style:family="text">
      <style:text-properties officeooo:rsid="0074569a"/>
    </style:style>
    <style:style style:name="T59" style:family="text">
      <style:text-properties officeooo:rsid="00760931"/>
    </style:style>
    <style:style style:name="T60" style:family="text">
      <style:text-properties officeooo:rsid="0076da38"/>
    </style:style>
    <style:style style:name="T61" style:family="text">
      <style:text-properties officeooo:rsid="0078167d"/>
    </style:style>
    <style:style style:name="T62" style:family="text">
      <style:text-properties officeooo:rsid="00790f04"/>
    </style:style>
    <style:style style:name="T63" style:family="text">
      <style:text-properties officeooo:rsid="00797d51"/>
    </style:style>
    <style:style style:name="T64" style:family="text">
      <style:text-properties officeooo:rsid="007aa6e8"/>
    </style:style>
    <style:style style:name="T65" style:family="text">
      <style:text-properties officeooo:rsid="007b70c3"/>
    </style:style>
    <style:style style:name="T66" style:family="text">
      <style:text-properties officeooo:rsid="007bfaf7"/>
    </style:style>
    <style:style style:name="T67" style:family="text">
      <style:text-properties officeooo:rsid="007cedc4"/>
    </style:style>
    <style:style style:name="T68" style:family="text">
      <style:text-properties officeooo:rsid="007f262d"/>
    </style:style>
    <style:style style:name="T69" style:family="text">
      <style:text-properties officeooo:rsid="008054c6"/>
    </style:style>
    <style:style style:name="T70" style:family="text">
      <style:text-properties officeooo:rsid="00820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Testi</text:span></text:p>
      <text:p text:style-name="P1">La confutazione dell’<text:span text:style-name="T1">ipse dixit</text:span><text:span text:style-name="T3"> </text:span><text:span text:style-name="T4">e il coraggio della ricerca</text:span></text:p>
      <text:p text:style-name="P5"><text:span text:style-name="T4">A</text:span><text:span text:style-name="T3">lla dimostrazione che i nervi originino dal cervello, Simplicio </text:span><text:span text:style-name="T5">risponde, </text:span><text:span text:style-name="T6">sentendosi spiazzato, che le risposte vanno cercate mettendo insieme osservazioni sparse nei testi aristotelici. </text:span><text:span text:style-name="T7">Sagredo </text:span><text:span text:style-name="T8">osserva come ciò corrisponde a </text:span><text:span text:style-name="T9">prendere delle parole alla rinfusa da Ovidio e Virgilio e ottenerne un verso.<text:line-break/></text:span><text:span text:style-name="T10">Salviati accusa </text:span><text:span text:style-name="T11">i seguaci di Aristotele di </text:span><text:span text:style-name="T12">aver tradito l’autenticità dei suoi insegnamenti in quanto </text:span><text:span text:style-name="T13">la reale importanza dei precetti va contestualizzata nel periodo storico in cui ci si trova: </text:span><text:span text:style-name="T14">Aristotele avrebbe sicuramente preso atto delle nuove scoperte avvenute.<text:line-break/></text:span><text:span text:style-name="T15">Il dogmatismo viene </text:span><text:span text:style-name="T16">stigmatizzato </text:span><text:span text:style-name="T17">a favore di una coscienza della ricerca scientifica alla base </text:span><text:span text:style-name="T18">della dignità umana: questo sta a significare che </text:span><text:span text:style-name="T19">viene condannato chi non apre gli occhi alle nuove scoperte e preferisce rimanere ancorato </text:span><text:span text:style-name="T20">ciecamente a precetti </text:span><text:span text:style-name="T21">che non trovano più fondamento.</text:span></text:p>
      <text:p text:style-name="P2">Galilei e Brecht</text:p>
      <text:p text:style-name="P6">A) <text:span text:style-name="T43">Nel primo brano si evince </text:span><text:span text:style-name="T44">la grandiosità delle scoperte scientifiche, partendo dall’esempio delle scoperte geografiche: </text:span><text:span text:style-name="T45">la partenza dal noto sino all’ignoto è sintomo di </text:span><text:span text:style-name="T46">apertura mentale e voglia di ricerca, </text:span><text:span text:style-name="T47">nonché di capacità di mettere in discussione il proprio sapere e le proprie credenze.<text:line-break/></text:span><text:span text:style-name="T48">Queste scoperte porteranno anche al benessere individuale, facendo progredire l’istruzione, </text:span><text:span text:style-name="T49">la tecnologia ordinaria, </text:span><text:span text:style-name="T50">i sistemi di lavoro e di produzione, la sanità.</text:span></text:p>
      <text:p text:style-name="P7">B) <text:span text:style-name="T51">Nel secondo brano Brecht si occupa </text:span><text:span text:style-name="T52">dell’entusiasmo dello scienziato settecentesco, schiacciato dall’oscurantismo che </text:span><text:span text:style-name="T53">faceva regnare la chiesa della controriforma. </text:span><text:span text:style-name="T54">Galilei </text:span><text:span text:style-name="T55">insiste sulla scienza come mezzo per alleviare la vita degli uomini e non come sapere per sapere e basta, cosa che </text:span><text:span text:style-name="T56">renderebbe ogni scienziato meschino e privo di scrupoli nel farsi assoldare.</text:span></text:p>
      <text:p text:style-name="P3">Beccaria – <text:span text:style-name="T2">Dei delitti e delle pene</text:span></text:p>
      <text:p text:style-name="P8"><text:span text:style-name="T22">A</text:span><text:span text:style-name="T3">) </text:span><text:span text:style-name="T23">Beccaria </text:span><text:span text:style-name="T24">comincia </text:span><text:span text:style-name="T25">parlando dell’origine delle pene come requisito per far rispettare le leggi, un deterrente per gli uomini che hanno intenzione di commettere un reato. </text:span><text:span text:style-name="T26">La tirannia va contrastata in quanto non </text:span><text:span text:style-name="T27">garantisce la mera rappresentanza dei cittadini </text:span><text:span text:style-name="T28">che gli hanno dato il compito di far rispettare le leggi. </text:span><text:span text:style-name="T29">La pena deve essere </text:span><text:span text:style-name="T30">misurata </text:span><text:span text:style-name="T31">in base all’entità del reato.</text:span></text:p>
      <text:p text:style-name="P9"><text:span text:style-name="T31">B</text:span><text:span text:style-name="T3">) </text:span><text:span text:style-name="T32">Si passa poi a definire la tortura inutile, mostrando che, </text:span><text:span text:style-name="T33">se il delitto non è provato, non si può torturare un innocente, che potrebbe anche avere una maggiore resistenza all</text:span><text:span text:style-name="T34">e sofferenze fisiche, </text:span><text:span text:style-name="T35">non lasciando la possibilità di accertare la verità attraverso la sola misurazi</text:span><text:span text:style-name="T36">one del dolore inflitto.</text:span></text:p>
      <text:p text:style-name="P10"><text:span text:style-name="T36">C</text:span><text:span text:style-name="T3">) </text:span><text:span text:style-name="T37">Dopo aver detto che la pena di morte è inutile per</text:span><text:span text:style-name="T38">ché non porta a nessun obiettivo proprio del legislatore, </text:span><text:span text:style-name="T39">Beccaria </text:span><text:span text:style-name="T40">evidenzia che, </text:span><text:span text:style-name="T41">a parità di delitto, il carcere a vita ha una funzione sicuramente più deterrente </text:span><text:span text:style-name="T42">(una punizione continuata e duratura)</text:span><text:span text:style-name="T41"> della morte istantanea.</text:span></text:p>
      <text:p text:style-name="P4">Pietro Verri – <text:span text:style-name="T1">«Cos’è questo “Caffè”?»</text:span></text:p>
      <text:p text:style-name="P11">Verri dà delle risposte <text:span text:style-name="T57">concise a quelle domande incalzanti che vengono riportate: </text:span><text:span text:style-name="T58">il “Caffè” </text:span><text:span text:style-name="T59">servirà ad interessare e divertire i lettori con le ultime novità. </text:span><text:span text:style-name="T60">Il caffè era visto da Verri </text:span><text:span text:style-name="T61">come il luogo che più simboleggiava la battaglia illuminista: </text:span><text:span text:style-name="T62">è il luogo della libera partecipazione, della discussione, della lettura, </text:span><text:span text:style-name="T63">che sia individuale o collettiva, </text:span><text:span text:style-name="T64">delle gazzette e dei giornali la cui circolazione era </text:span><text:soft-page-break/><text:span text:style-name="T64">fondamentale per </text:span><text:span text:style-name="T65">la diffusione della rivoluzione illuminista. </text:span><text:span text:style-name="T66">Il caffè è perciò ritratto come luminoso e accogliente, </text:span><text:span text:style-name="T67">con sedili sui quali gustare il caffè che corrobora gli animi degli individui.<text:line-break/></text:span><text:span text:style-name="T68">Verri </text:span><text:span text:style-name="T69">fa cenno anche all’importanza del cosmopolitismo, portando l’esempio di un greco, </text:span><text:span text:style-name="T70">considerato il simbolo di tutta la cultura greca, a cui l’occidente deve tutto,</text:span><text:span text:style-name="T69"> che va a Milano per aprire la sua bottega del caffè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08:17:59.423293405</meta:creation-date>
    <dc:date>2021-03-16T17:48:39.212244536</dc:date>
    <meta:editing-duration>PT2H3M54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2" meta:paragraph-count="12" meta:word-count="552" meta:character-count="3630" meta:non-whitespace-character-count="3088"/>
  </office:meta>
</office:document-meta>
</file>